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<text:s text:c="105"/>Директору ООО «БВХ»</text:p>
      <text:p text:style-name="P3"><text:s text:c="105"/>Ляшенко А.Н. </text:p>
      <text:p text:style-name="P3"><text:s text:c="105"/>от ___________________</text:p>
      <text:p text:style-name="Standard"/>
      <text:p text:style-name="Standard"/>
      <text:p text:style-name="Standard"/>
      <text:p text:style-name="P1">З А Я В Л Е Н И Е</text:p>
      <text:p text:style-name="Standard"/>
      <text:p text:style-name="Standard"/>
      <text:p text:style-name="Standard"><text:s text:c="5"/>Прошу Вас выдать технические условия на замену узла учета:</text:p>
      <text:p text:style-name="Standard"/>
      <text:p text:style-name="Standard">по адресу:_____________________________________________________________________</text:p>
      <text:p text:style-name="Standard"/>
      <text:p text:style-name="Standard"/>
      <text:p text:style-name="Standard">телефон _____________________________________________________________________</text:p>
      <text:p text:style-name="Standard"/>
      <text:p text:style-name="Standard">_________________ <text:s text:c="27"/>_____________________ <text:s text:c="10"/>___________________</text:p>
      <text:p text:style-name="Standard"><text:s text:c="3"/><text:span text:style-name="T1"><text:s text:c="3"/>Дата <text:s text:c="15"/></text:span><text:s text:c="53"/><text:span text:style-name="T1"><text:s/>подпись <text:s text:c="2"/></text:span><text:s text:c="33"/><text:span text:style-name="T1">Ф.И.О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creation-date>2012-06-22T08:40:05</meta:creation-date>
    <dc:date>2018-12-04T16:09:37.171000000</dc:date>
    <meta:print-date>2017-05-11T09:46:00.40</meta:print-date>
    <dc:language>ru-RU</dc:language>
    <meta:editing-cycles>6</meta:editing-cycles>
    <meta:editing-duration>PT1H27M23S</meta:editing-duration>
    <meta:document-statistic meta:table-count="0" meta:image-count="0" meta:object-count="0" meta:page-count="1" meta:paragraph-count="9" meta:word-count="35" meta:character-count="830" meta:non-whitespace-character-count="336"/>
    <meta:user-defined meta:name="Info 1"/>
    <meta:user-defined meta:name="Info 2"/>
    <meta:user-defined meta:name="Info 3"/>
    <meta:user-defined meta:name="Info 4"/>
  </office:meta>
</office:document-meta>
</file>